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325cm"/>
    </style:style>
    <style:style style:name="co2" style:family="table-column">
      <style:table-column-properties fo:break-before="auto" style:column-width="6.145cm"/>
    </style:style>
    <style:style style:name="co3" style:family="table-column">
      <style:table-column-properties fo:break-before="auto" style:column-width="4.3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89cm"/>
    </style:style>
    <style:style style:name="co6" style:family="table-column">
      <style:table-column-properties fo:break-before="auto" style:column-width="3.754cm"/>
    </style:style>
    <style:style style:name="co7" style:family="table-column">
      <style:table-column-properties fo:break-before="auto" style:column-width="3.247cm"/>
    </style:style>
    <style:style style:name="co8" style:family="table-column">
      <style:table-column-properties fo:break-before="auto" style:column-width="4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table table:name="W3F Campaign Form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Only 0, 1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ampaign version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Editor version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Difficulty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Author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ampaign Flags</text:p>
          </table:table-cell>
          <table:table-cell office:value-type="string" calcext:value-type="string">
            <text:p>Bit Flags, see below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Loading screen number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Loading screen path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Campaign image path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ustom sound number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Custom sound path</text:p>
          </table:table-cell>
          <table:table-cell/>
        </table:table-row>
        <table:table-row table:style-name="ro1">
          <table:table-cell table:style-name="ce5" office:value-type="string" calcext:value-type="string">
            <text:p>IF( VERSION &gt;= 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mbient fog type</text:p>
          </table:table-cell>
          <table:table-cell office:value-type="string" calcext:value-type="string">
            <text:p>See w3i, same structure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Fog start height (Z-axis)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Fog end height (Z-axis)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Fog density</text:p>
          </table:table-cell>
          <table:table-cell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Fog color R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Fog color G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Fog color B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Fog color A</text:p>
          </table:table-cell>
          <table:table-cell office:value-type="string" calcext:value-type="string">
            <text:p>Transparency (Alpha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Same as w3i?</text:p>
          </table:table-cell>
        </table:table-row>
        <table:table-row table:style-name="ro1">
          <table:table-cell table:style-name="ce5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Button count</text:p>
          </table:table-cell>
          <table:table-cell office:value-type="string" calcext:value-type="string">
            <text:p>Variable b</text:p>
          </table:table-cell>
        </table:table-row>
        <table:table-row table:style-name="ro1">
          <table:table-cell office:value-type="string" calcext:value-type="string">
            <text:p>Button Data[b]</text:p>
          </table:table-cell>
          <table:table-cell office:value-type="string" calcext:value-type="string">
            <text:p>Repeat b times</text:p>
          </table:table-cell>
          <table:table-cell office:value-type="string" calcext:value-type="string">
            <text:p>See „Button Data“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ap transition count</text:p>
          </table:table-cell>
          <table:table-cell office:value-type="string" calcext:value-type="string">
            <text:p>Variable m</text:p>
          </table:table-cell>
        </table:table-row>
        <table:table-row table:style-name="ro1">
          <table:table-cell office:value-type="string" calcext:value-type="string">
            <text:p>Map Transitions[m]</text:p>
          </table:table-cell>
          <table:table-cell office:value-type="string" calcext:value-type="string">
            <text:p>Repeat m times</text:p>
          </table:table-cell>
          <table:table-cell office:value-type="string" calcext:value-type="string">
            <text:p>See „Map Transitions“</text:p>
          </table:table-cell>
        </table:table-row>
      </table:table>
      <table:table table:name="Campaign Flags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6" office:value-type="string" calcext:value-type="string">
            <text:p>Flags Bitmask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Is Variable difficulty</text:p>
          </table:table-cell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Is Expansion</text:p>
          </table:table-cell>
        </table:table-row>
      </table:table>
      <table:table table:name="Button Data" table:style-name="ta1"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Visible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Chapter name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utton name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(Path?)</text:p>
          </table:table-cell>
        </table:table-row>
      </table:table>
      <table:table table:name="Map Transitions" table:style-name="ta1"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unknown_map_transition1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(Path?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1T14:15:05.740413792</dc:date>
    <meta:editing-duration>PT43M47S</meta:editing-duration>
    <meta:editing-cycles>6</meta:editing-cycles>
    <meta:generator>LibreOffice/7.4.6.2$Linux_X86_64 LibreOffice_project/40$Build-2</meta:generator>
    <meta:document-statistic meta:table-count="4" meta:cell-count="95" meta:object-count="0"/>
  </office:meta>
</office:document-meta>
</file>